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1" svg:font-family="'Computer Modern'"/>
    <style:font-face style:name="Nimbus Mono L1" svg:font-family="'Nimbus Mono L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imbus Mono L" svg:font-family="'Nimbus Mono L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9.74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2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18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2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16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29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7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7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1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0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4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5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6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4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9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6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2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4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7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7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1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3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2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6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38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1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9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0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8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9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0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2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8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52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141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fo:min-height="0.433cm" draw:shadow="hidden"/>
    </style:style>
    <style:style style:name="gr43" style:family="graphic" style:parent-style-name="standard">
      <style:graphic-properties draw:stroke="none" svg:stroke-color="#000000" draw:fill="none" draw:fill-color="#ffffff" fo:min-height="0.865cm" draw:shadow="hidden"/>
    </style:style>
    <style:style style:name="gr44" style:family="graphic" style:parent-style-name="standard">
      <style:graphic-properties draw:stroke="none" svg:stroke-color="#000000" draw:fill="none" draw:fill-color="#ffffff" fo:min-height="0.484cm" draw:shadow="hidden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842cm" fo:min-width="29.83cm" draw:shadow="hidden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T1" style:family="text">
      <style:text-properties fo:color="#000000" style:font-name="Nimbus Roman No9 L1" fo:font-size="14.3999996185303pt" fo:font-weight="bold" style:font-size-asian="14.3999996185303pt" style:font-name-complex="Nimbus Roman No9 L1" style:font-size-complex="14.3999996185303pt" style:font-weight-complex="bold"/>
    </style:style>
    <style:style style:name="T2" style:family="text">
      <style:text-properties fo:color="#000000" style:font-name="Nimbus Roman No9 L1" fo:font-size="12pt" style:font-size-asian="12pt" style:font-name-complex="Nimbus Roman No9 L1" style:font-size-complex="12pt"/>
    </style:style>
    <style:style style:name="T3" style:family="text">
      <style:text-properties fo:color="#000000" style:font-name="Nimbus Roman No9 L1" fo:font-size="12pt" fo:font-weight="bold" style:font-size-asian="12pt" style:font-name-complex="Nimbus Roman No9 L1" style:font-size-complex="12pt" style:font-weight-complex="bold"/>
    </style:style>
    <style:style style:name="T4" style:family="text">
      <style:text-properties fo:color="#000000" style:font-name="Computer Modern1" fo:font-size="12pt" fo:font-style="italic" style:font-size-asian="12pt" style:font-name-complex="Computer Modern1" style:font-size-complex="12pt" style:font-style-complex="italic"/>
    </style:style>
    <style:style style:name="T5" style:family="text">
      <style:text-properties fo:color="#000000" style:font-name="Computer Modern1" fo:font-size="12pt" style:font-size-asian="12pt" style:font-name-complex="Computer Modern1" style:font-size-complex="12pt"/>
    </style:style>
    <style:style style:name="T6" style:family="text">
      <style:text-properties fo:color="#000000" style:font-name="Nimbus Mono L1" fo:font-size="12pt" style:font-size-asian="12pt" style:font-name-complex="Nimbus Mono L1" style:font-size-complex="12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743cm" svg:height="0.564cm" svg:x="5.972cm" svg:y="2.511cm">
          <draw:text-box>
            <text:p text:style-name="P1"><text:span text:style-name="T1">South Dakota School of Mines &amp; Technology</text:span></text:p>
          </draw:text-box>
        </draw:frame>
        <draw:frame draw:style-name="gr2" draw:text-style-name="P2" draw:layer="layout" svg:width="3.262cm" svg:height="0.564cm" svg:x="9.171cm" svg:y="3.143cm">
          <draw:text-box>
            <text:p text:style-name="P1"><text:span text:style-name="T1">CENG 448/548</text:span></text:p>
          </draw:text-box>
        </draw:frame>
        <draw:frame draw:style-name="gr3" draw:text-style-name="P2" draw:layer="layout" svg:width="6.187cm" svg:height="0.564cm" svg:x="7.74cm" svg:y="3.776cm">
          <draw:text-box>
            <text:p text:style-name="P1"><text:span text:style-name="T1">Homework Assignment Two</text:span></text:p>
          </draw:text-box>
        </draw:frame>
        <draw:frame draw:style-name="gr4" draw:text-style-name="P3" draw:layer="layout" svg:width="3.224cm" svg:height="0.471cm" svg:x="3.159cm" svg:y="4.818cm">
          <draw:text-box>
            <text:p text:style-name="P1"><text:span text:style-name="T2">Work individually.</text:span></text:p>
          </draw:text-box>
        </draw:frame>
        <draw:frame draw:style-name="gr5" draw:text-style-name="P3" draw:layer="layout" svg:width="0.421cm" svg:height="0.471cm" svg:x="3.05cm" svg:y="6.294cm">
          <draw:text-box>
            <text:p text:style-name="P1"><text:span text:style-name="T2">1.</text:span></text:p>
          </draw:text-box>
        </draw:frame>
        <draw:frame draw:style-name="gr6" draw:text-style-name="P3" draw:layer="layout" svg:width="15.716cm" svg:height="0.471cm" svg:x="3.573cm" svg:y="6.294cm">
          <draw:text-box>
            <text:p text:style-name="P1"><text:span text:style-name="T2">Find the binary and hexadecimal representations of the numbers in the following table, using</text:span></text:p>
          </draw:text-box>
        </draw:frame>
        <draw:line draw:style-name="gr7" draw:text-style-name="P4" draw:layer="layout" svg:x1="4.294cm" svg:y1="7.839cm" svg:x2="18.328cm" svg:y2="7.839cm">
          <text:p/>
        </draw:line>
        <draw:line draw:style-name="gr7" draw:text-style-name="P4" draw:layer="layout" svg:x1="4.301cm" svg:y1="8.356cm" svg:x2="4.301cm" svg:y2="7.846cm">
          <text:p/>
        </draw:line>
        <draw:frame draw:style-name="gr8" draw:text-style-name="P3" draw:layer="layout" svg:width="11.297cm" svg:height="0.471cm" svg:x="3.572cm" svg:y="6.803cm">
          <draw:text-box>
            <text:p text:style-name="P1"><text:span text:style-name="T2">the specified format. Also write in the scale factor of each number.</text:span></text:p>
          </draw:text-box>
        </draw:frame>
        <draw:line draw:style-name="gr7" draw:text-style-name="P4" draw:layer="layout" svg:x1="6.268cm" svg:y1="8.356cm" svg:x2="6.268cm" svg:y2="7.846cm">
          <text:p/>
        </draw:line>
        <draw:frame draw:style-name="gr9" draw:text-style-name="P3" draw:layer="layout" svg:width="1.577cm" svg:height="0.471cm" svg:x="4.519cm" svg:y="7.828cm">
          <draw:text-box>
            <text:p text:style-name="P1"><text:span text:style-name="T3">Variable</text:span></text:p>
          </draw:text-box>
        </draw:frame>
        <draw:line draw:style-name="gr7" draw:text-style-name="P4" draw:layer="layout" svg:x1="8.179cm" svg:y1="8.356cm" svg:x2="8.179cm" svg:y2="7.846cm">
          <text:p/>
        </draw:line>
        <draw:frame draw:style-name="gr10" draw:text-style-name="P3" draw:layer="layout" svg:width="1.479cm" svg:height="0.471cm" svg:x="6.486cm" svg:y="7.828cm">
          <draw:text-box>
            <text:p text:style-name="P1"><text:span text:style-name="T3">Decimal</text:span></text:p>
          </draw:text-box>
        </draw:frame>
        <draw:line draw:style-name="gr7" draw:text-style-name="P4" draw:layer="layout" svg:x1="9.963cm" svg:y1="8.356cm" svg:x2="9.963cm" svg:y2="7.846cm">
          <text:p/>
        </draw:line>
        <draw:frame draw:style-name="gr11" draw:text-style-name="P3" draw:layer="layout" svg:width="1.014cm" svg:height="0.471cm" svg:x="8.568cm" svg:y="7.828cm">
          <draw:text-box>
            <text:p text:style-name="P1"><text:span text:style-name="T3">Fixed</text:span></text:p>
          </draw:text-box>
        </draw:frame>
        <draw:line draw:style-name="gr7" draw:text-style-name="P4" draw:layer="layout" svg:x1="14.142cm" svg:y1="8.356cm" svg:x2="14.142cm" svg:y2="7.846cm">
          <text:p/>
        </draw:line>
        <draw:frame draw:style-name="gr12" draw:text-style-name="P3" draw:layer="layout" svg:width="2.203cm" svg:height="0.471cm" svg:x="10.957cm" svg:y="7.828cm">
          <draw:text-box>
            <text:p text:style-name="P1"><text:span text:style-name="T3">8-bit Binary</text:span></text:p>
          </draw:text-box>
        </draw:frame>
        <draw:line draw:style-name="gr7" draw:text-style-name="P4" draw:layer="layout" svg:x1="18.32cm" svg:y1="8.356cm" svg:x2="18.32cm" svg:y2="7.846cm">
          <text:p/>
        </draw:line>
        <draw:line draw:style-name="gr7" draw:text-style-name="P4" draw:layer="layout" svg:x1="4.301cm" svg:y1="8.866cm" svg:x2="4.301cm" svg:y2="8.356cm">
          <text:p/>
        </draw:line>
        <draw:frame draw:style-name="gr13" draw:text-style-name="P3" draw:layer="layout" svg:width="0.942cm" svg:height="0.471cm" svg:x="15.763cm" svg:y="7.828cm">
          <draw:text-box>
            <text:p text:style-name="P1"><text:span text:style-name="T3">Scale</text:span></text:p>
          </draw:text-box>
        </draw:frame>
        <draw:line draw:style-name="gr7" draw:text-style-name="P4" draw:layer="layout" svg:x1="6.268cm" svg:y1="8.866cm" svg:x2="6.268cm" svg:y2="8.356cm">
          <text:p/>
        </draw:line>
        <draw:frame draw:style-name="gr14" draw:text-style-name="P3" draw:layer="layout" svg:width="1.056cm" svg:height="0.471cm" svg:x="4.758cm" svg:y="8.338cm">
          <draw:text-box>
            <text:p text:style-name="P1"><text:span text:style-name="T3">Name</text:span></text:p>
          </draw:text-box>
        </draw:frame>
        <draw:line draw:style-name="gr7" draw:text-style-name="P4" draw:layer="layout" svg:x1="8.179cm" svg:y1="8.866cm" svg:x2="8.179cm" svg:y2="8.356cm">
          <text:p/>
        </draw:line>
        <draw:frame draw:style-name="gr15" draw:text-style-name="P3" draw:layer="layout" svg:width="1.06cm" svg:height="0.471cm" svg:x="6.716cm" svg:y="8.338cm">
          <draw:text-box>
            <text:p text:style-name="P1"><text:span text:style-name="T3">Value</text:span></text:p>
          </draw:text-box>
        </draw:frame>
        <draw:line draw:style-name="gr7" draw:text-style-name="P4" draw:layer="layout" svg:x1="9.963cm" svg:y1="8.866cm" svg:x2="9.963cm" svg:y2="8.356cm">
          <text:p/>
        </draw:line>
        <draw:frame draw:style-name="gr16" draw:text-style-name="P3" draw:layer="layout" svg:width="0.967cm" svg:height="0.471cm" svg:x="8.595cm" svg:y="8.338cm">
          <draw:text-box>
            <text:p text:style-name="P1"><text:span text:style-name="T3">Point</text:span></text:p>
          </draw:text-box>
        </draw:frame>
        <draw:line draw:style-name="gr7" draw:text-style-name="P4" draw:layer="layout" svg:x1="14.142cm" svg:y1="8.866cm" svg:x2="14.142cm" svg:y2="8.356cm">
          <text:p/>
        </draw:line>
        <draw:frame draw:style-name="gr17" draw:text-style-name="P3" draw:layer="layout" svg:width="2.749cm" svg:height="0.471cm" svg:x="10.686cm" svg:y="8.338cm">
          <draw:text-box>
            <text:p text:style-name="P1"><text:span text:style-name="T3">Representation</text:span></text:p>
          </draw:text-box>
        </draw:frame>
        <draw:line draw:style-name="gr7" draw:text-style-name="P4" draw:layer="layout" svg:x1="18.32cm" svg:y1="8.866cm" svg:x2="18.32cm" svg:y2="8.356cm">
          <text:p/>
        </draw:line>
        <draw:line draw:style-name="gr7" draw:text-style-name="P4" draw:layer="layout" svg:x1="4.301cm" svg:y1="9.375cm" svg:x2="4.301cm" svg:y2="8.866cm">
          <text:p/>
        </draw:line>
        <draw:line draw:style-name="gr7" draw:text-style-name="P4" draw:layer="layout" svg:x1="6.268cm" svg:y1="9.375cm" svg:x2="6.268cm" svg:y2="8.866cm">
          <text:p/>
        </draw:line>
        <draw:line draw:style-name="gr7" draw:text-style-name="P4" draw:layer="layout" svg:x1="8.179cm" svg:y1="9.375cm" svg:x2="8.179cm" svg:y2="8.866cm">
          <text:p/>
        </draw:line>
        <draw:frame draw:style-name="gr18" draw:text-style-name="P3" draw:layer="layout" svg:width="1.196cm" svg:height="0.471cm" svg:x="15.64cm" svg:y="8.338cm">
          <draw:text-box>
            <text:p text:style-name="P1"><text:span text:style-name="T3">Factor</text:span></text:p>
          </draw:text-box>
        </draw:frame>
        <draw:line draw:style-name="gr7" draw:text-style-name="P4" draw:layer="layout" svg:x1="9.963cm" svg:y1="9.375cm" svg:x2="9.963cm" svg:y2="8.866cm">
          <text:p/>
        </draw:line>
        <draw:line draw:style-name="gr7" draw:text-style-name="P4" draw:layer="layout" svg:x1="14.142cm" svg:y1="9.375cm" svg:x2="14.142cm" svg:y2="8.866cm">
          <text:p/>
        </draw:line>
        <draw:line draw:style-name="gr7" draw:text-style-name="P4" draw:layer="layout" svg:x1="18.32cm" svg:y1="9.375cm" svg:x2="18.32cm" svg:y2="8.866cm">
          <text:p/>
        </draw:line>
        <draw:line draw:style-name="gr7" draw:text-style-name="P4" draw:layer="layout" svg:x1="4.294cm" svg:y1="9.382cm" svg:x2="18.328cm" svg:y2="9.382cm">
          <text:p/>
        </draw:line>
        <draw:line draw:style-name="gr7" draw:text-style-name="P4" draw:layer="layout" svg:x1="4.301cm" svg:y1="9.899cm" svg:x2="4.301cm" svg:y2="9.389cm">
          <text:p/>
        </draw:line>
        <draw:frame draw:style-name="gr19" draw:text-style-name="P3" draw:layer="layout" svg:width="1.361cm" svg:height="0.471cm" svg:x="8.398cm" svg:y="8.847cm">
          <draw:text-box>
            <text:p text:style-name="P1"><text:span text:style-name="T3">Format</text:span></text:p>
          </draw:text-box>
        </draw:frame>
        <draw:line draw:style-name="gr7" draw:text-style-name="P4" draw:layer="layout" svg:x1="6.268cm" svg:y1="9.899cm" svg:x2="6.268cm" svg:y2="9.389cm">
          <text:p/>
        </draw:line>
        <draw:frame draw:style-name="gr20" draw:text-style-name="P3" draw:layer="layout" svg:width="0.421cm" svg:height="0.497cm" svg:x="5.176cm" svg:y="9.355cm">
          <draw:text-box>
            <text:p text:style-name="P1"><text:span text:style-name="T4">a</text:span></text:p>
          </draw:text-box>
        </draw:frame>
        <draw:line draw:style-name="gr7" draw:text-style-name="P4" draw:layer="layout" svg:x1="8.179cm" svg:y1="9.899cm" svg:x2="8.179cm" svg:y2="9.389cm">
          <text:p/>
        </draw:line>
        <draw:frame draw:style-name="gr21" draw:text-style-name="P3" draw:layer="layout" svg:width="1.221cm" svg:height="0.497cm" svg:x="6.754cm" svg:y="9.355cm">
          <draw:text-box>
            <text:p text:style-name="P1"><text:span text:style-name="T5">2</text:span><text:span text:style-name="T4">.</text:span><text:span text:style-name="T5">375</text:span></text:p>
          </draw:text-box>
        </draw:frame>
        <draw:line draw:style-name="gr7" draw:text-style-name="P4" draw:layer="layout" svg:x1="9.963cm" svg:y1="9.899cm" svg:x2="9.963cm" svg:y2="9.389cm">
          <text:p/>
        </draw:line>
        <draw:line draw:style-name="gr7" draw:text-style-name="P4" draw:layer="layout" svg:x1="14.142cm" svg:y1="9.899cm" svg:x2="14.142cm" svg:y2="9.389cm">
          <text:p/>
        </draw:line>
        <draw:line draw:style-name="gr7" draw:text-style-name="P4" draw:layer="layout" svg:x1="18.32cm" svg:y1="9.899cm" svg:x2="18.32cm" svg:y2="9.389cm">
          <text:p/>
        </draw:line>
        <draw:line draw:style-name="gr7" draw:text-style-name="P4" draw:layer="layout" svg:x1="4.294cm" svg:y1="9.906cm" svg:x2="18.328cm" svg:y2="9.906cm">
          <text:p/>
        </draw:line>
        <draw:line draw:style-name="gr7" draw:text-style-name="P4" draw:layer="layout" svg:x1="4.301cm" svg:y1="10.423cm" svg:x2="4.301cm" svg:y2="9.913cm">
          <text:p/>
        </draw:line>
        <draw:frame draw:style-name="gr22" draw:text-style-name="P3" draw:layer="layout" svg:width="1.048cm" svg:height="0.471cm" svg:x="8.55cm" svg:y="9.371cm">
          <draw:text-box>
            <text:p text:style-name="P1"><text:span text:style-name="T2">S(3,4)</text:span></text:p>
          </draw:text-box>
        </draw:frame>
        <draw:line draw:style-name="gr7" draw:text-style-name="P4" draw:layer="layout" svg:x1="6.268cm" svg:y1="10.423cm" svg:x2="6.268cm" svg:y2="9.913cm">
          <text:p/>
        </draw:line>
        <draw:frame draw:style-name="gr20" draw:text-style-name="P3" draw:layer="layout" svg:width="0.421cm" svg:height="0.497cm" svg:x="5.197cm" svg:y="9.879cm">
          <draw:text-box>
            <text:p text:style-name="P1"><text:span text:style-name="T4">b</text:span></text:p>
          </draw:text-box>
        </draw:frame>
        <draw:line draw:style-name="gr7" draw:text-style-name="P4" draw:layer="layout" svg:x1="8.179cm" svg:y1="10.423cm" svg:x2="8.179cm" svg:y2="9.913cm">
          <text:p/>
        </draw:line>
        <draw:frame draw:style-name="gr23" draw:text-style-name="P3" draw:layer="layout" svg:width="1.577cm" svg:height="0.497cm" svg:x="6.59cm" svg:y="9.879cm">
          <draw:text-box>
            <text:p text:style-name="P1"><text:span text:style-name="T4">−</text:span><text:span text:style-name="T5">2</text:span><text:span text:style-name="T4">.</text:span><text:span text:style-name="T5">375</text:span></text:p>
          </draw:text-box>
        </draw:frame>
        <draw:line draw:style-name="gr7" draw:text-style-name="P4" draw:layer="layout" svg:x1="9.963cm" svg:y1="10.423cm" svg:x2="9.963cm" svg:y2="9.913cm">
          <text:p/>
        </draw:line>
        <draw:line draw:style-name="gr7" draw:text-style-name="P4" draw:layer="layout" svg:x1="14.142cm" svg:y1="10.423cm" svg:x2="14.142cm" svg:y2="9.913cm">
          <text:p/>
        </draw:line>
        <draw:line draw:style-name="gr7" draw:text-style-name="P4" draw:layer="layout" svg:x1="18.32cm" svg:y1="10.423cm" svg:x2="18.32cm" svg:y2="9.913cm">
          <text:p/>
        </draw:line>
        <draw:line draw:style-name="gr7" draw:text-style-name="P4" draw:layer="layout" svg:x1="4.294cm" svg:y1="10.43cm" svg:x2="18.328cm" svg:y2="10.43cm">
          <text:p/>
        </draw:line>
        <draw:line draw:style-name="gr7" draw:text-style-name="P4" draw:layer="layout" svg:x1="4.301cm" svg:y1="10.946cm" svg:x2="4.301cm" svg:y2="10.437cm">
          <text:p/>
        </draw:line>
        <draw:frame draw:style-name="gr22" draw:text-style-name="P3" draw:layer="layout" svg:width="1.048cm" svg:height="0.471cm" svg:x="8.55cm" svg:y="9.894cm">
          <draw:text-box>
            <text:p text:style-name="P1"><text:span text:style-name="T2">S(3,4)</text:span></text:p>
          </draw:text-box>
        </draw:frame>
        <draw:line draw:style-name="gr7" draw:text-style-name="P4" draw:layer="layout" svg:x1="6.268cm" svg:y1="10.946cm" svg:x2="6.268cm" svg:y2="10.437cm">
          <text:p/>
        </draw:line>
        <draw:frame draw:style-name="gr20" draw:text-style-name="P3" draw:layer="layout" svg:width="0.421cm" svg:height="0.497cm" svg:x="5.196cm" svg:y="10.403cm">
          <draw:text-box>
            <text:p text:style-name="P1"><text:span text:style-name="T4">c</text:span></text:p>
          </draw:text-box>
        </draw:frame>
        <draw:line draw:style-name="gr7" draw:text-style-name="P4" draw:layer="layout" svg:x1="8.179cm" svg:y1="10.946cm" svg:x2="8.179cm" svg:y2="10.437cm">
          <text:p/>
        </draw:line>
        <draw:frame draw:style-name="gr24" draw:text-style-name="P3" draw:layer="layout" svg:width="0.679cm" svg:height="0.497cm" svg:x="6.96cm" svg:y="10.403cm">
          <draw:text-box>
            <text:p text:style-name="P1"><text:span text:style-name="T5">3</text:span><text:span text:style-name="T4">.</text:span><text:span text:style-name="T5">5</text:span></text:p>
          </draw:text-box>
        </draw:frame>
        <draw:line draw:style-name="gr7" draw:text-style-name="P4" draw:layer="layout" svg:x1="9.963cm" svg:y1="10.946cm" svg:x2="9.963cm" svg:y2="10.437cm">
          <text:p/>
        </draw:line>
        <draw:line draw:style-name="gr7" draw:text-style-name="P4" draw:layer="layout" svg:x1="14.142cm" svg:y1="10.946cm" svg:x2="14.142cm" svg:y2="10.437cm">
          <text:p/>
        </draw:line>
        <draw:line draw:style-name="gr7" draw:text-style-name="P4" draw:layer="layout" svg:x1="18.32cm" svg:y1="10.946cm" svg:x2="18.32cm" svg:y2="10.437cm">
          <text:p/>
        </draw:line>
        <draw:line draw:style-name="gr7" draw:text-style-name="P4" draw:layer="layout" svg:x1="4.294cm" svg:y1="10.953cm" svg:x2="18.328cm" svg:y2="10.953cm">
          <text:p/>
        </draw:line>
        <draw:line draw:style-name="gr7" draw:text-style-name="P4" draw:layer="layout" svg:x1="4.301cm" svg:y1="11.47cm" svg:x2="4.301cm" svg:y2="10.96cm">
          <text:p/>
        </draw:line>
        <draw:frame draw:style-name="gr22" draw:text-style-name="P3" draw:layer="layout" svg:width="1.048cm" svg:height="0.471cm" svg:x="8.55cm" svg:y="10.418cm">
          <draw:text-box>
            <text:p text:style-name="P1"><text:span text:style-name="T2">S(6,1)</text:span></text:p>
          </draw:text-box>
        </draw:frame>
        <draw:line draw:style-name="gr7" draw:text-style-name="P4" draw:layer="layout" svg:x1="6.268cm" svg:y1="11.47cm" svg:x2="6.268cm" svg:y2="10.96cm">
          <text:p/>
        </draw:line>
        <draw:frame draw:style-name="gr20" draw:text-style-name="P3" draw:layer="layout" svg:width="0.421cm" svg:height="0.497cm" svg:x="5.178cm" svg:y="10.926cm">
          <draw:text-box>
            <text:p text:style-name="P1"><text:span text:style-name="T4">d</text:span></text:p>
          </draw:text-box>
        </draw:frame>
        <draw:line draw:style-name="gr7" draw:text-style-name="P4" draw:layer="layout" svg:x1="8.179cm" svg:y1="11.47cm" svg:x2="8.179cm" svg:y2="10.96cm">
          <text:p/>
        </draw:line>
        <draw:frame draw:style-name="gr24" draw:text-style-name="P3" draw:layer="layout" svg:width="0.679cm" svg:height="0.497cm" svg:x="6.96cm" svg:y="10.926cm">
          <draw:text-box>
            <text:p text:style-name="P1"><text:span text:style-name="T5">0</text:span><text:span text:style-name="T4">.</text:span><text:span text:style-name="T5">5</text:span></text:p>
          </draw:text-box>
        </draw:frame>
        <draw:line draw:style-name="gr7" draw:text-style-name="P4" draw:layer="layout" svg:x1="9.963cm" svg:y1="11.47cm" svg:x2="9.963cm" svg:y2="10.96cm">
          <text:p/>
        </draw:line>
        <draw:line draw:style-name="gr7" draw:text-style-name="P4" draw:layer="layout" svg:x1="14.142cm" svg:y1="11.47cm" svg:x2="14.142cm" svg:y2="10.96cm">
          <text:p/>
        </draw:line>
        <draw:line draw:style-name="gr7" draw:text-style-name="P4" draw:layer="layout" svg:x1="18.32cm" svg:y1="11.47cm" svg:x2="18.32cm" svg:y2="10.96cm">
          <text:p/>
        </draw:line>
        <draw:line draw:style-name="gr7" draw:text-style-name="P4" draw:layer="layout" svg:x1="4.294cm" svg:y1="11.477cm" svg:x2="18.328cm" svg:y2="11.477cm">
          <text:p/>
        </draw:line>
        <draw:line draw:style-name="gr7" draw:text-style-name="P4" draw:layer="layout" svg:x1="4.301cm" svg:y1="11.994cm" svg:x2="4.301cm" svg:y2="11.484cm">
          <text:p/>
        </draw:line>
        <draw:frame draw:style-name="gr25" draw:text-style-name="P3" draw:layer="layout" svg:width="1.115cm" svg:height="0.471cm" svg:x="8.515cm" svg:y="10.942cm">
          <draw:text-box>
            <text:p text:style-name="P1"><text:span text:style-name="T2">U(1,7)</text:span></text:p>
          </draw:text-box>
        </draw:frame>
        <draw:line draw:style-name="gr7" draw:text-style-name="P4" draw:layer="layout" svg:x1="6.268cm" svg:y1="11.994cm" svg:x2="6.268cm" svg:y2="11.484cm">
          <text:p/>
        </draw:line>
        <draw:frame draw:style-name="gr20" draw:text-style-name="P3" draw:layer="layout" svg:width="0.421cm" svg:height="0.497cm" svg:x="5.189cm" svg:y="11.45cm">
          <draw:text-box>
            <text:p text:style-name="P1"><text:span text:style-name="T4">e</text:span></text:p>
          </draw:text-box>
        </draw:frame>
        <draw:line draw:style-name="gr7" draw:text-style-name="P4" draw:layer="layout" svg:x1="8.179cm" svg:y1="11.994cm" svg:x2="8.179cm" svg:y2="11.484cm">
          <text:p/>
        </draw:line>
        <draw:frame draw:style-name="gr26" draw:text-style-name="P3" draw:layer="layout" svg:width="1.035cm" svg:height="0.497cm" svg:x="6.796cm" svg:y="11.45cm">
          <draw:text-box>
            <text:p text:style-name="P1"><text:span text:style-name="T4">−</text:span><text:span text:style-name="T5">0</text:span><text:span text:style-name="T4">.</text:span><text:span text:style-name="T5">5</text:span></text:p>
          </draw:text-box>
        </draw:frame>
        <draw:line draw:style-name="gr7" draw:text-style-name="P4" draw:layer="layout" svg:x1="9.963cm" svg:y1="11.994cm" svg:x2="9.963cm" svg:y2="11.484cm">
          <text:p/>
        </draw:line>
        <draw:line draw:style-name="gr7" draw:text-style-name="P4" draw:layer="layout" svg:x1="14.142cm" svg:y1="11.994cm" svg:x2="14.142cm" svg:y2="11.484cm">
          <text:p/>
        </draw:line>
        <draw:line draw:style-name="gr7" draw:text-style-name="P4" draw:layer="layout" svg:x1="18.32cm" svg:y1="11.994cm" svg:x2="18.32cm" svg:y2="11.484cm">
          <text:p/>
        </draw:line>
        <draw:line draw:style-name="gr7" draw:text-style-name="P4" draw:layer="layout" svg:x1="4.294cm" svg:y1="12.001cm" svg:x2="18.328cm" svg:y2="12.001cm">
          <text:p/>
        </draw:line>
        <draw:frame draw:style-name="gr25" draw:text-style-name="P3" draw:layer="layout" svg:width="1.115cm" svg:height="0.471cm" svg:x="8.515cm" svg:y="11.466cm">
          <draw:text-box>
            <text:p text:style-name="P1"><text:span text:style-name="T2">U(1,7)</text:span></text:p>
          </draw:text-box>
        </draw:frame>
        <draw:frame draw:style-name="gr5" draw:text-style-name="P3" draw:layer="layout" svg:width="0.421cm" svg:height="0.471cm" svg:x="3.05cm" svg:y="12.482cm">
          <draw:text-box>
            <text:p text:style-name="P1"><text:span text:style-name="T2">2.</text:span></text:p>
          </draw:text-box>
        </draw:frame>
        <draw:frame draw:style-name="gr27" draw:text-style-name="P3" draw:layer="layout" svg:width="15.822cm" svg:height="0.471cm" svg:x="3.573cm" svg:y="12.482cm">
          <draw:text-box>
            <text:p text:style-name="P1"><text:span text:style-name="T2">Perform the following calculations using your binary representations for each of the variables</text:span></text:p>
          </draw:text-box>
        </draw:frame>
        <draw:frame draw:style-name="gr28" draw:text-style-name="P3" draw:layer="layout" svg:width="2.762cm" svg:height="0.471cm" svg:x="3.572cm" svg:y="12.992cm">
          <draw:text-box>
            <text:p text:style-name="P1"><text:span text:style-name="T2">from problem 1.</text:span></text:p>
          </draw:text-box>
        </draw:frame>
        <draw:frame draw:style-name="gr29" draw:text-style-name="P3" draw:layer="layout" svg:width="12.389cm" svg:height="0.471cm" svg:x="6.544cm" svg:y="12.992cm">
          <draw:text-box>
            <text:p text:style-name="P1"><text:span text:style-name="T2">For each result, show the binary representation, the scale factor, the fixed</text:span></text:p>
          </draw:text-box>
        </draw:frame>
        <draw:line draw:style-name="gr7" draw:text-style-name="P4" draw:layer="layout" svg:x1="4.294cm" svg:y1="14.538cm" svg:x2="18.328cm" svg:y2="14.538cm">
          <text:p/>
        </draw:line>
        <draw:line draw:style-name="gr7" draw:text-style-name="P4" draw:layer="layout" svg:x1="4.301cm" svg:y1="15.054cm" svg:x2="4.301cm" svg:y2="14.545cm">
          <text:p/>
        </draw:line>
        <draw:frame draw:style-name="gr30" draw:text-style-name="P3" draw:layer="layout" svg:width="6.119cm" svg:height="0.471cm" svg:x="3.572cm" svg:y="13.502cm">
          <draw:text-box>
            <text:p text:style-name="P1"><text:span text:style-name="T2">point format, and the decimal value.</text:span></text:p>
          </draw:text-box>
        </draw:frame>
        <draw:line draw:style-name="gr7" draw:text-style-name="P4" draw:layer="layout" svg:x1="6.822cm" svg:y1="15.054cm" svg:x2="6.822cm" svg:y2="14.545cm">
          <text:p/>
        </draw:line>
        <draw:frame draw:style-name="gr31" draw:text-style-name="P3" draw:layer="layout" svg:width="2.098cm" svg:height="0.471cm" svg:x="4.519cm" svg:y="14.526cm">
          <draw:text-box>
            <text:p text:style-name="P1"><text:span text:style-name="T3">Calculation</text:span></text:p>
          </draw:text-box>
        </draw:frame>
        <draw:line draw:style-name="gr7" draw:text-style-name="P4" draw:layer="layout" svg:x1="9.754cm" svg:y1="15.054cm" svg:x2="9.754cm" svg:y2="14.545cm">
          <text:p/>
        </draw:line>
        <draw:frame draw:style-name="gr32" draw:text-style-name="P3" draw:layer="layout" svg:width="2.508cm" svg:height="0.471cm" svg:x="7.041cm" svg:y="14.526cm">
          <draw:text-box>
            <text:p text:style-name="P1"><text:span text:style-name="T3">Binary Result</text:span></text:p>
          </draw:text-box>
        </draw:frame>
        <draw:line draw:style-name="gr7" draw:text-style-name="P4" draw:layer="layout" svg:x1="12.255cm" svg:y1="15.054cm" svg:x2="12.255cm" svg:y2="14.545cm">
          <text:p/>
        </draw:line>
        <draw:frame draw:style-name="gr33" draw:text-style-name="P3" draw:layer="layout" svg:width="2.085cm" svg:height="0.471cm" svg:x="9.972cm" svg:y="14.526cm">
          <draw:text-box>
            <text:p text:style-name="P1"><text:span text:style-name="T3">Fixed Point</text:span></text:p>
          </draw:text-box>
        </draw:frame>
        <draw:line draw:style-name="gr7" draw:text-style-name="P4" draw:layer="layout" svg:x1="15.288cm" svg:y1="15.054cm" svg:x2="15.288cm" svg:y2="14.545cm">
          <text:p/>
        </draw:line>
        <draw:frame draw:style-name="gr13" draw:text-style-name="P3" draw:layer="layout" svg:width="0.942cm" svg:height="0.471cm" svg:x="13.303cm" svg:y="14.526cm">
          <draw:text-box>
            <text:p text:style-name="P1"><text:span text:style-name="T3">Scale</text:span></text:p>
          </draw:text-box>
        </draw:frame>
        <draw:line draw:style-name="gr7" draw:text-style-name="P4" draw:layer="layout" svg:x1="18.32cm" svg:y1="15.054cm" svg:x2="18.32cm" svg:y2="14.545cm">
          <text:p/>
        </draw:line>
        <draw:line draw:style-name="gr7" draw:text-style-name="P4" draw:layer="layout" svg:x1="4.301cm" svg:y1="15.564cm" svg:x2="4.301cm" svg:y2="15.054cm">
          <text:p/>
        </draw:line>
        <draw:line draw:style-name="gr7" draw:text-style-name="P4" draw:layer="layout" svg:x1="6.822cm" svg:y1="15.564cm" svg:x2="6.822cm" svg:y2="15.054cm">
          <text:p/>
        </draw:line>
        <draw:line draw:style-name="gr7" draw:text-style-name="P4" draw:layer="layout" svg:x1="9.754cm" svg:y1="15.564cm" svg:x2="9.754cm" svg:y2="15.054cm">
          <text:p/>
        </draw:line>
        <draw:frame draw:style-name="gr10" draw:text-style-name="P3" draw:layer="layout" svg:width="1.479cm" svg:height="0.471cm" svg:x="16.067cm" svg:y="14.526cm">
          <draw:text-box>
            <text:p text:style-name="P1"><text:span text:style-name="T3">Decimal</text:span></text:p>
          </draw:text-box>
        </draw:frame>
        <draw:line draw:style-name="gr7" draw:text-style-name="P4" draw:layer="layout" svg:x1="12.255cm" svg:y1="15.564cm" svg:x2="12.255cm" svg:y2="15.054cm">
          <text:p/>
        </draw:line>
        <draw:frame draw:style-name="gr19" draw:text-style-name="P3" draw:layer="layout" svg:width="1.361cm" svg:height="0.471cm" svg:x="10.331cm" svg:y="15.036cm">
          <draw:text-box>
            <text:p text:style-name="P1"><text:span text:style-name="T3">Format</text:span></text:p>
          </draw:text-box>
        </draw:frame>
        <draw:line draw:style-name="gr7" draw:text-style-name="P4" draw:layer="layout" svg:x1="15.288cm" svg:y1="15.564cm" svg:x2="15.288cm" svg:y2="15.054cm">
          <text:p/>
        </draw:line>
        <draw:frame draw:style-name="gr18" draw:text-style-name="P3" draw:layer="layout" svg:width="1.196cm" svg:height="0.471cm" svg:x="13.18cm" svg:y="15.036cm">
          <draw:text-box>
            <text:p text:style-name="P1"><text:span text:style-name="T3">Factor</text:span></text:p>
          </draw:text-box>
        </draw:frame>
        <draw:line draw:style-name="gr7" draw:text-style-name="P4" draw:layer="layout" svg:x1="18.32cm" svg:y1="15.564cm" svg:x2="18.32cm" svg:y2="15.054cm">
          <text:p/>
        </draw:line>
        <draw:line draw:style-name="gr7" draw:text-style-name="P4" draw:layer="layout" svg:x1="4.294cm" svg:y1="15.571cm" svg:x2="18.328cm" svg:y2="15.571cm">
          <text:p/>
        </draw:line>
        <draw:line draw:style-name="gr7" draw:text-style-name="P4" draw:layer="layout" svg:x1="4.301cm" svg:y1="16.088cm" svg:x2="4.301cm" svg:y2="15.578cm">
          <text:p/>
        </draw:line>
        <draw:frame draw:style-name="gr15" draw:text-style-name="P3" draw:layer="layout" svg:width="1.06cm" svg:height="0.471cm" svg:x="16.297cm" svg:y="15.036cm">
          <draw:text-box>
            <text:p text:style-name="P1"><text:span text:style-name="T3">Value</text:span></text:p>
          </draw:text-box>
        </draw:frame>
        <draw:line draw:style-name="gr7" draw:text-style-name="P4" draw:layer="layout" svg:x1="6.822cm" svg:y1="16.088cm" svg:x2="6.822cm" svg:y2="15.578cm">
          <text:p/>
        </draw:line>
        <draw:line draw:style-name="gr7" draw:text-style-name="P4" draw:layer="layout" svg:x1="9.754cm" svg:y1="16.088cm" svg:x2="9.754cm" svg:y2="15.578cm">
          <text:p/>
        </draw:line>
        <draw:line draw:style-name="gr7" draw:text-style-name="P4" draw:layer="layout" svg:x1="12.255cm" svg:y1="16.088cm" svg:x2="12.255cm" svg:y2="15.578cm">
          <text:p/>
        </draw:line>
        <draw:line draw:style-name="gr7" draw:text-style-name="P4" draw:layer="layout" svg:x1="15.288cm" svg:y1="16.088cm" svg:x2="15.288cm" svg:y2="15.578cm">
          <text:p/>
        </draw:line>
        <draw:line draw:style-name="gr7" draw:text-style-name="P4" draw:layer="layout" svg:x1="18.32cm" svg:y1="16.088cm" svg:x2="18.32cm" svg:y2="15.578cm">
          <text:p/>
        </draw:line>
        <draw:line draw:style-name="gr7" draw:text-style-name="P4" draw:layer="layout" svg:x1="4.294cm" svg:y1="16.095cm" svg:x2="18.328cm" svg:y2="16.095cm">
          <text:p/>
        </draw:line>
        <draw:line draw:style-name="gr7" draw:text-style-name="P4" draw:layer="layout" svg:x1="4.301cm" svg:y1="16.611cm" svg:x2="4.301cm" svg:y2="16.102cm">
          <text:p/>
        </draw:line>
        <draw:frame draw:style-name="gr34" draw:text-style-name="P3" draw:layer="layout" svg:width="2.03cm" svg:height="0.497cm" svg:x="4.713cm" svg:y="15.544cm">
          <draw:text-box>
            <text:p text:style-name="P1"><text:span text:style-name="T4">x</text:span><text:span text:style-name="T5"> =</text:span><text:span text:style-name="T4"> a − b</text:span></text:p>
          </draw:text-box>
        </draw:frame>
        <draw:line draw:style-name="gr7" draw:text-style-name="P4" draw:layer="layout" svg:x1="6.822cm" svg:y1="16.611cm" svg:x2="6.822cm" svg:y2="16.102cm">
          <text:p/>
        </draw:line>
        <draw:line draw:style-name="gr7" draw:text-style-name="P4" draw:layer="layout" svg:x1="9.754cm" svg:y1="16.611cm" svg:x2="9.754cm" svg:y2="16.102cm">
          <text:p/>
        </draw:line>
        <draw:line draw:style-name="gr7" draw:text-style-name="P4" draw:layer="layout" svg:x1="12.255cm" svg:y1="16.611cm" svg:x2="12.255cm" svg:y2="16.102cm">
          <text:p/>
        </draw:line>
        <draw:line draw:style-name="gr7" draw:text-style-name="P4" draw:layer="layout" svg:x1="15.288cm" svg:y1="16.611cm" svg:x2="15.288cm" svg:y2="16.102cm">
          <text:p/>
        </draw:line>
        <draw:line draw:style-name="gr7" draw:text-style-name="P4" draw:layer="layout" svg:x1="18.32cm" svg:y1="16.611cm" svg:x2="18.32cm" svg:y2="16.102cm">
          <text:p/>
        </draw:line>
        <draw:line draw:style-name="gr7" draw:text-style-name="P4" draw:layer="layout" svg:x1="4.294cm" svg:y1="16.618cm" svg:x2="18.328cm" svg:y2="16.618cm">
          <text:p/>
        </draw:line>
        <draw:line draw:style-name="gr7" draw:text-style-name="P4" draw:layer="layout" svg:x1="4.301cm" svg:y1="17.135cm" svg:x2="4.301cm" svg:y2="16.625cm">
          <text:p/>
        </draw:line>
        <draw:frame draw:style-name="gr35" draw:text-style-name="P3" draw:layer="layout" svg:width="1.996cm" svg:height="0.497cm" svg:x="4.721cm" svg:y="16.067cm">
          <draw:text-box>
            <text:p text:style-name="P1"><text:span text:style-name="T4">y</text:span><text:span text:style-name="T5"> =</text:span><text:span text:style-name="T4"> a × c</text:span></text:p>
          </draw:text-box>
        </draw:frame>
        <draw:line draw:style-name="gr7" draw:text-style-name="P4" draw:layer="layout" svg:x1="6.822cm" svg:y1="17.135cm" svg:x2="6.822cm" svg:y2="16.625cm">
          <text:p/>
        </draw:line>
        <draw:line draw:style-name="gr7" draw:text-style-name="P4" draw:layer="layout" svg:x1="9.754cm" svg:y1="17.135cm" svg:x2="9.754cm" svg:y2="16.625cm">
          <text:p/>
        </draw:line>
        <draw:line draw:style-name="gr7" draw:text-style-name="P4" draw:layer="layout" svg:x1="12.255cm" svg:y1="17.135cm" svg:x2="12.255cm" svg:y2="16.625cm">
          <text:p/>
        </draw:line>
        <draw:line draw:style-name="gr7" draw:text-style-name="P4" draw:layer="layout" svg:x1="15.288cm" svg:y1="17.135cm" svg:x2="15.288cm" svg:y2="16.625cm">
          <text:p/>
        </draw:line>
        <draw:line draw:style-name="gr7" draw:text-style-name="P4" draw:layer="layout" svg:x1="18.32cm" svg:y1="17.135cm" svg:x2="18.32cm" svg:y2="16.625cm">
          <text:p/>
        </draw:line>
        <draw:line draw:style-name="gr7" draw:text-style-name="P4" draw:layer="layout" svg:x1="4.294cm" svg:y1="17.142cm" svg:x2="18.328cm" svg:y2="17.142cm">
          <text:p/>
        </draw:line>
        <draw:frame draw:style-name="gr36" draw:text-style-name="P3" draw:layer="layout" svg:width="2.008cm" svg:height="0.497cm" svg:x="4.726cm" svg:y="16.591cm">
          <draw:text-box>
            <text:p text:style-name="P1"><text:span text:style-name="T4">z</text:span><text:span text:style-name="T5"> =</text:span><text:span text:style-name="T4"> b ÷ d</text:span></text:p>
          </draw:text-box>
        </draw:frame>
        <draw:frame draw:style-name="gr5" draw:text-style-name="P3" draw:layer="layout" svg:width="0.421cm" svg:height="0.471cm" svg:x="3.05cm" svg:y="17.624cm">
          <draw:text-box>
            <text:p text:style-name="P1"><text:span text:style-name="T2">3.</text:span></text:p>
          </draw:text-box>
        </draw:frame>
        <draw:frame draw:style-name="gr37" draw:text-style-name="P3" draw:layer="layout" svg:width="15.521cm" svg:height="0.471cm" svg:x="3.573cm" svg:y="17.624cm">
          <draw:text-box>
            <text:p text:style-name="P1"><text:span text:style-name="T2">Write a program in C using MPLAB X to perform the calculations in problem 2. Store your</text:span></text:p>
          </draw:text-box>
        </draw:frame>
        <draw:frame draw:style-name="gr38" draw:text-style-name="P3" draw:layer="layout" svg:width="3.685cm" svg:height="0.471cm" svg:x="3.572cm" svg:y="18.133cm">
          <draw:text-box>
            <text:p text:style-name="P1"><text:span text:style-name="T2">argument variables as</text:span></text:p>
          </draw:text-box>
        </draw:frame>
        <draw:frame draw:style-name="gr39" draw:text-style-name="P3" draw:layer="layout" svg:width="1.526cm" svg:height="0.479cm" svg:x="7.338cm" svg:y="18.158cm">
          <draw:text-box>
            <text:p text:style-name="P1"><text:span text:style-name="T6">int8_t</text:span></text:p>
          </draw:text-box>
        </draw:frame>
        <draw:frame draw:style-name="gr40" draw:text-style-name="P3" draw:layer="layout" svg:width="10.09cm" svg:height="0.471cm" svg:x="8.962cm" svg:y="18.133cm">
          <draw:text-box>
            <text:p text:style-name="P1"><text:span text:style-name="T2">data types. If required, use larger integer types to store your</text:span></text:p>
          </draw:text-box>
        </draw:frame>
        <draw:frame draw:style-name="gr41" draw:text-style-name="P3" draw:layer="layout" svg:width="10.141cm" svg:height="0.471cm" svg:x="3.572cm" svg:y="18.643cm">
          <draw:text-box>
            <text:p text:style-name="P1"><text:span text:style-name="T2">results.</text:span><text:span text:style-name="T3"> Do not use floating point variables or operations.</text:span></text:p>
          </draw:text-box>
        </draw:frame>
        <draw:frame draw:style-name="gr5" draw:text-style-name="P3" draw:layer="layout" svg:width="0.421cm" svg:height="0.471cm" svg:x="10.69cm" svg:y="26.079cm">
          <draw:text-box>
            <text:p text:style-name="P1"><text:span text:style-name="T2">1</text:span></text:p>
          </draw:text-box>
        </draw:frame>
        <draw:frame draw:style-name="gr42" draw:text-style-name="P5" draw:layer="layout" svg:width="3.007cm" svg:height="0.433cm" svg:x="10.079cm" svg:y="9.405cm">
          <draw:text-box>
            <text:p><text:span text:style-name="T7">0 010 0110</text:span></text:p>
          </draw:text-box>
        </draw:frame>
        <draw:frame draw:style-name="gr42" draw:text-style-name="P5" draw:layer="layout" svg:width="3.007cm" svg:height="0.433cm" svg:x="10.103cm" svg:y="9.959cm">
          <draw:text-box>
            <text:p><text:span text:style-name="T7">1 010 0110</text:span></text:p>
          </draw:text-box>
        </draw:frame>
        <draw:frame draw:style-name="gr42" draw:text-style-name="P5" draw:layer="layout" svg:width="3.007cm" svg:height="0.433cm" svg:x="10.056cm" svg:y="10.44cm">
          <draw:text-box>
            <text:p><text:span text:style-name="T7">0 0000011 1</text:span></text:p>
          </draw:text-box>
        </draw:frame>
        <draw:frame draw:style-name="gr42" draw:text-style-name="P5" draw:layer="layout" svg:width="3.007cm" svg:height="0.433cm" svg:x="10.081cm" svg:y="10.969cm">
          <draw:text-box>
            <text:p><text:span text:style-name="T7">0 1000000</text:span></text:p>
          </draw:text-box>
        </draw:frame>
        <draw:frame draw:style-name="gr43" draw:text-style-name="P5" draw:layer="layout" svg:width="3.007cm" svg:height="0.865cm" svg:x="10.056cm" svg:y="11.499cm">
          <draw:text-box>
            <text:p><text:span text:style-name="T7">Unsigned #s can’t represent - #s</text:span></text:p>
          </draw:text-box>
        </draw:frame>
        <draw:frame draw:style-name="gr42" draw:text-style-name="P5" draw:layer="layout" svg:width="3.007cm" svg:height="0.433cm" svg:x="14.169cm" svg:y="9.382cm">
          <draw:text-box>
            <text:p><text:span text:style-name="T7">3+4+1=8</text:span></text:p>
          </draw:text-box>
        </draw:frame>
        <draw:frame draw:style-name="gr42" draw:text-style-name="P5" draw:layer="layout" svg:width="3.007cm" svg:height="0.433cm" svg:x="14.169cm" svg:y="9.983cm">
          <draw:text-box>
            <text:p><text:span text:style-name="T7">3+4+1=8</text:span></text:p>
          </draw:text-box>
        </draw:frame>
        <draw:frame draw:style-name="gr42" draw:text-style-name="P5" draw:layer="layout" svg:width="3.007cm" svg:height="0.433cm" svg:x="14.193cm" svg:y="10.489cm">
          <draw:text-box>
            <text:p><text:span text:style-name="T7">6+1+1=8</text:span></text:p>
          </draw:text-box>
        </draw:frame>
        <draw:frame draw:style-name="gr42" draw:text-style-name="P5" draw:layer="layout" svg:width="3.007cm" svg:height="0.433cm" svg:x="14.194cm" svg:y="11.018cm">
          <draw:text-box>
            <text:p><text:span text:style-name="T7">1+7=8</text:span></text:p>
          </draw:text-box>
        </draw:frame>
        <draw:frame draw:style-name="gr42" draw:text-style-name="P5" draw:layer="layout" svg:width="3.007cm" svg:height="0.433cm" svg:x="14.193cm" svg:y="11.571cm">
          <draw:text-box>
            <text:p><text:span text:style-name="T7">1+7=8</text:span></text:p>
          </draw:text-box>
        </draw:frame>
        <draw:frame draw:style-name="gr42" draw:text-style-name="P5" draw:layer="layout" svg:width="3.007cm" svg:height="0.433cm" svg:x="15.428cm" svg:y="15.636cm">
          <draw:text-box>
            <text:p><text:span text:style-name="T7">4.75</text:span></text:p>
          </draw:text-box>
        </draw:frame>
        <draw:frame draw:style-name="gr42" draw:text-style-name="P5" draw:layer="layout" svg:width="3.007cm" svg:height="0.433cm" svg:x="15.309cm" svg:y="16.117cm">
          <draw:text-box>
            <text:p><text:span text:style-name="T7">8.3125</text:span></text:p>
          </draw:text-box>
        </draw:frame>
        <draw:frame draw:style-name="gr42" draw:text-style-name="P5" draw:layer="layout" svg:width="3.007cm" svg:height="0.433cm" svg:x="15.403cm" svg:y="16.621cm">
          <draw:text-box>
            <text:p><text:span text:style-name="T7">-4.75</text:span></text:p>
          </draw:text-box>
        </draw:frame>
        <draw:frame draw:style-name="gr42" draw:text-style-name="P5" draw:layer="layout" svg:width="3.007cm" svg:height="0.433cm" svg:x="9.839cm" svg:y="15.659cm">
          <draw:text-box>
            <text:p><text:span text:style-name="T7">S(4,4)</text:span></text:p>
          </draw:text-box>
        </draw:frame>
        <draw:frame draw:style-name="gr42" draw:text-style-name="P5" draw:layer="layout" svg:width="3.007cm" svg:height="0.433cm" svg:x="9.815cm" svg:y="16.117cm">
          <draw:text-box>
            <text:p><text:span text:style-name="T7">S(10,5)</text:span></text:p>
          </draw:text-box>
        </draw:frame>
        <draw:frame draw:style-name="gr42" draw:text-style-name="P5" draw:layer="layout" svg:width="3.007cm" svg:height="0.433cm" svg:x="9.743cm" svg:y="16.67cm">
          <draw:text-box>
            <text:p><text:span text:style-name="T7">S(5,11)</text:span></text:p>
          </draw:text-box>
        </draw:frame>
        <draw:frame draw:style-name="gr42" draw:text-style-name="P5" draw:layer="layout" svg:width="3.007cm" svg:height="0.433cm" svg:x="12.269cm" svg:y="15.659cm">
          <draw:text-box>
            <text:p><text:span text:style-name="T7">1+4+4=9</text:span></text:p>
          </draw:text-box>
        </draw:frame>
        <draw:frame draw:style-name="gr42" draw:text-style-name="P5" draw:layer="layout" svg:width="3.007cm" svg:height="0.433cm" svg:x="12.293cm" svg:y="16.213cm">
          <draw:text-box>
            <text:p><text:span text:style-name="T7">1+10+5=16</text:span></text:p>
          </draw:text-box>
        </draw:frame>
        <draw:frame draw:style-name="gr42" draw:text-style-name="P5" draw:layer="layout" svg:width="3.007cm" svg:height="0.433cm" svg:x="12.221cm" svg:y="16.67cm">
          <draw:text-box>
            <text:p><text:span text:style-name="T7">1+5+11=16</text:span></text:p>
          </draw:text-box>
        </draw:frame>
        <draw:frame draw:style-name="gr42" draw:text-style-name="P5" draw:layer="layout" svg:width="3.007cm" svg:height="0.433cm" svg:x="6.895cm" svg:y="15.635cm">
          <draw:text-box>
            <text:p><text:span text:style-name="T7">0 0100 1100</text:span></text:p>
          </draw:text-box>
        </draw:frame>
        <draw:frame draw:style-name="gr44" draw:text-style-name="P5" draw:layer="layout" svg:width="3.485cm" svg:height="0.484cm" svg:x="0.867cm" svg:y="16.023cm">
          <draw:text-box>
            <text:p><text:span text:style-name="T7">0 0000001000 00000</text:span></text:p>
          </draw:text-box>
        </draw:frame>
        <draw:frame draw:style-name="gr43" draw:text-style-name="P5" draw:layer="layout" svg:width="3.554cm" svg:height="0.865cm" svg:x="6.204cm" svg:y="17.187cm">
          <draw:text-box>
            <text:p><text:span text:style-name="T7">1 00100 11000000000</text:span></text:p>
          </draw:text-box>
        </draw:frame>
        <draw:frame draw:style-name="gr42" draw:text-style-name="P5" draw:layer="layout" svg:width="3.007cm" svg:height="0.433cm" svg:x="6.873cm" svg:y="16.104cm">
          <draw:text-box>
            <text:p><text:span text:style-name="T7">&lt;------</text:span></text:p>
          </draw:text-box>
        </draw:frame>
        <draw:frame draw:style-name="gr42" draw:text-style-name="P5" draw:layer="layout" svg:width="3.007cm" svg:height="0.433cm" svg:x="6.873cm" svg:y="16.596cm">
          <draw:text-box>
            <text:p><text:span text:style-name="T7"><text:s text:c="6"/></text:span><text:span text:style-name="T7">V</text:span></text:p>
          </draw:text-box>
        </draw:frame>
      </draw:page>
      <draw:page draw:name="page2" draw:style-name="dp1" draw:master-page-name="master-page3">
        <draw:frame draw:style-name="gr45" draw:text-style-name="P5" draw:layer="layout" svg:width="29.83cm" svg:height="14.842cm" svg:x="0.398cm" svg:y="6.372cm">
          <draw:text-box>
            <text:p><text:span text:style-name="T8">template &lt;size_t I, size_t F&gt;</text:span></text:p>
            <text:p><text:span text:style-name="T8">void multiply(const Fixed&lt;I,F&gt; &amp;lhs, const Fixed&lt;I,F&gt; &amp;rhs, Fixed&lt;I,F&gt; &amp;result, typename </text:span></text:p>
            <text:p><text:span text:style-name="T8">std::enable_if&lt;type_from_size&lt;I+F&gt;::next_size::is_specialized&gt;::type* = 0) {</text:span></text:p>
            <text:p><text:span text:style-name="T8"/></text:p>
            <text:p><text:span text:style-name="T8"><text:s text:c="4"/></text:span><text:span text:style-name="T8">typedef typename Fixed&lt;I,F&gt;::next_type next_type;</text:span></text:p>
            <text:p><text:span text:style-name="T8"><text:s text:c="4"/></text:span><text:span text:style-name="T8">typedef typename Fixed&lt;I,F&gt;::base_type base_type;</text:span></text:p>
            <text:p><text:span text:style-name="T8"/></text:p>
            <text:p><text:span text:style-name="T8"><text:s text:c="4"/></text:span><text:span text:style-name="T8">static const size_t fractional_bits = Fixed&lt;I,F&gt;::fractional_bits;</text:span></text:p>
            <text:p><text:span text:style-name="T8"/></text:p>
            <text:p><text:span text:style-name="T8"><text:s text:c="4"/></text:span><text:span text:style-name="T8">next_type t(static_cast&lt;next_type&gt;(lhs.to_raw()) * static_cast&lt;next_type&gt;(rhs.to_raw()));</text:span></text:p>
            <text:p><text:span text:style-name="T8"><text:s text:c="4"/></text:span><text:span text:style-name="T8">t &gt;&gt;= fractional_bits;</text:span></text:p>
            <text:p><text:span text:style-name="T8"><text:s text:c="4"/></text:span><text:span text:style-name="T8">result = Fixed&lt;I,F&gt;::from_base(next_to_base&lt;base_type&gt;(t));</text:span></text:p>
            <text:p><text:span text:style-name="T8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1" svg:font-family="'Computer Modern'"/>
    <style:font-face style:name="Nimbus Mono L1" svg:font-family="'Nimbus Mono L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imbus Mono L" svg:font-family="'Nimbus Mono L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0T09:49:06.598709817</dc:date>
    <meta:editing-duration>P3DT12H55M39S</meta:editing-duration>
    <meta:editing-cycles>3</meta:editing-cycles>
    <meta:generator>LibreOffice/6.2.7.1$Linux_X86_64 LibreOffice_project/20$Build-1</meta:generator>
    <meta:document-statistic meta:object-count="171"/>
  </office:meta>
</office:document-meta>
</file>